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b3af" officeooo:paragraph-rsid="001bb3af"/>
    </style:style>
    <style:style style:name="P2" style:family="paragraph" style:parent-style-name="Standard">
      <style:text-properties officeooo:rsid="001bb3af" officeooo:paragraph-rsid="001d2be3"/>
    </style:style>
    <style:style style:name="P3" style:family="paragraph" style:parent-style-name="Standard">
      <style:text-properties officeooo:rsid="001ce1ef" officeooo:paragraph-rsid="001ce1ef"/>
    </style:style>
    <style:style style:name="P4" style:family="paragraph" style:parent-style-name="Standard">
      <style:text-properties officeooo:rsid="001d2be3" officeooo:paragraph-rsid="001d2be3"/>
    </style:style>
    <style:style style:name="P5" style:family="paragraph" style:parent-style-name="Standard">
      <style:text-properties officeooo:rsid="001ec12e" officeooo:paragraph-rsid="001ec12e"/>
    </style:style>
    <style:style style:name="P6" style:family="paragraph" style:parent-style-name="Standard">
      <style:paragraph-properties fo:break-before="page"/>
      <style:text-properties officeooo:rsid="001d2be3" officeooo:paragraph-rsid="001d2be3"/>
    </style:style>
    <style:style style:name="P7" style:family="paragraph" style:parent-style-name="Standard">
      <style:text-properties officeooo:rsid="001ce1ef" officeooo:paragraph-rsid="001ce1ef"/>
    </style:style>
    <style:style style:name="P8" style:family="paragraph" style:parent-style-name="Standard">
      <style:text-properties officeooo:rsid="00191af7" officeooo:paragraph-rsid="0025491f"/>
    </style:style>
    <style:style style:name="P9" style:family="paragraph" style:parent-style-name="Standard">
      <style:text-properties officeooo:rsid="001bb3af" officeooo:paragraph-rsid="0025491f"/>
    </style:style>
    <style:style style:name="P10" style:family="paragraph" style:parent-style-name="Standard">
      <style:text-properties officeooo:rsid="001bb3af" officeooo:paragraph-rsid="001bb3af"/>
    </style:style>
    <style:style style:name="P11" style:family="paragraph" style:parent-style-name="Standard">
      <style:text-properties officeooo:rsid="0025491f" officeooo:paragraph-rsid="0025491f"/>
    </style:style>
    <style:style style:name="P12" style:family="paragraph" style:parent-style-name="Standard">
      <style:text-properties officeooo:rsid="00258450" officeooo:paragraph-rsid="00258450"/>
    </style:style>
    <style:style style:name="P13" style:family="paragraph" style:parent-style-name="Standard">
      <style:text-properties officeooo:rsid="001ec12e" officeooo:paragraph-rsid="001ec12e"/>
    </style:style>
    <style:style style:name="P14" style:family="paragraph" style:parent-style-name="Standard">
      <style:text-properties officeooo:rsid="001d2be3" officeooo:paragraph-rsid="001d2be3"/>
    </style:style>
    <style:style style:name="P15" style:family="paragraph" style:parent-style-name="Standard">
      <style:text-properties officeooo:rsid="001d2be3" officeooo:paragraph-rsid="00207ea2"/>
    </style:style>
    <style:style style:name="P16" style:family="paragraph" style:parent-style-name="Standard">
      <style:text-properties officeooo:rsid="001d2be3" officeooo:paragraph-rsid="00258450"/>
    </style:style>
    <style:style style:name="P17" style:family="paragraph" style:parent-style-name="Standard">
      <style:text-properties officeooo:rsid="0026f7c6" officeooo:paragraph-rsid="0026f7c6"/>
    </style:style>
    <style:style style:name="P18" style:family="paragraph" style:parent-style-name="Standard">
      <style:text-properties officeooo:rsid="00207ea2" officeooo:paragraph-rsid="00207ea2"/>
    </style:style>
    <style:style style:name="P19" style:family="paragraph" style:parent-style-name="Standard">
      <style:text-properties officeooo:rsid="0028a3ab" officeooo:paragraph-rsid="0028a3ab"/>
    </style:style>
    <style:style style:name="T1" style:family="text">
      <style:text-properties officeooo:rsid="001d2be3"/>
    </style:style>
    <style:style style:name="T2" style:family="text">
      <style:text-properties officeooo:rsid="001ec12e"/>
    </style:style>
    <style:style style:name="T3" style:family="text">
      <style:text-properties officeooo:rsid="00207ea2"/>
    </style:style>
    <style:style style:name="T4" style:family="text">
      <style:text-properties officeooo:rsid="0025491f"/>
    </style:style>
    <style:style style:name="T5" style:family="text">
      <style:text-properties officeooo:rsid="00258450"/>
    </style:style>
    <style:style style:name="T6" style:family="text">
      <style:text-properties fo:font-style="italic" style:font-style-asian="italic" style:font-style-complex="italic"/>
    </style:style>
    <style:style style:name="T7" style:family="text">
      <style:text-properties fo:font-style="italic" officeooo:rsid="00258450" style:font-style-asian="italic" style:font-style-complex="italic"/>
    </style:style>
    <style:style style:name="T8" style:family="text">
      <style:text-properties officeooo:rsid="0026f7c6"/>
    </style:style>
    <style:style style:name="T9" style:family="text">
      <style:text-properties officeooo:rsid="0028a3ab"/>
    </style:style>
    <style:style style:name="T10" style:family="text">
      <style:text-properties officeooo:rsid="0028dd4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álisis de los resultados</text:p>
      <text:p text:style-name="P3"/>
      <text:p text:style-name="P11">Crawler</text:p>
      <text:p text:style-name="P3"><text:span text:style-name="T1">Mediante la ejecución del crawler en diferentes intervalos de tiempo y se aprecia que l</text:span>a web seleccionada siempre tiene aproximadamente entre 1<text:span text:style-name="T4">40</text:span> y 200 anuncios, <text:span text:style-name="T1">y aparecen alrededor de 5 anuncios nuevos cada día.</text:span></text:p>
      <text:p text:style-name="P3"/>
      <text:p text:style-name="P8">2015-06-11 16:25:34+0200 [grouponScrapy] INFO: Stored json feed (145 items) in: result.json</text:p>
      <text:p text:style-name="P8">2015-06-11 16:25:34+0200 [grouponScrapy] INFO: Dumping Scrapy stats:</text:p>
      <text:p text:style-name="P8"><text:tab/>{'downloader/request_bytes': 105152,</text:p>
      <text:p text:style-name="P8"><text:tab/> 'downloader/request_count': 146,</text:p>
      <text:p text:style-name="P8"><text:tab/> 'downloader/request_method_count/GET': 146,</text:p>
      <text:p text:style-name="P8"><text:tab/> 'downloader/response_bytes': 3324912,</text:p>
      <text:p text:style-name="P8"><text:tab/> 'downloader/response_count': 146,</text:p>
      <text:p text:style-name="P8"><text:tab/> 'downloader/response_status_count/200': 146,</text:p>
      <text:p text:style-name="P8"><text:tab/> 'finish_reason': 'finished',</text:p>
      <text:p text:style-name="P8"><text:tab/> 'finish_time': datetime.datetime(2015, 6, 11, 14, 25, 34, 835440),</text:p>
      <text:p text:style-name="P8"><text:tab/> 'item_scraped_count': 145,</text:p>
      <text:p text:style-name="P8"><text:tab/> 'log_count/DEBUG': 293,</text:p>
      <text:p text:style-name="P8"><text:tab/> 'log_count/INFO': 9,</text:p>
      <text:p text:style-name="P8"><text:tab/> 'request_depth_max': 1,</text:p>
      <text:p text:style-name="P8"><text:tab/> 'response_received_count': 146,</text:p>
      <text:p text:style-name="P8"><text:tab/> 'scheduler/dequeued': 146,</text:p>
      <text:p text:style-name="P8"><text:tab/> 'scheduler/dequeued/memory': 146,</text:p>
      <text:p text:style-name="P8"><text:tab/> 'scheduler/enqueued': 146,</text:p>
      <text:p text:style-name="P8"><text:tab/> 'scheduler/enqueued/memory': 146,</text:p>
      <text:p text:style-name="P8"><text:tab/> 'start_time': datetime.datetime(2015, 6, 11, 14, 24, 8, 518039)}</text:p>
      <text:p text:style-name="P8">2015-06-11 16:25:34+0200 [grouponScrapy] INFO: Spider closed (finished)</text:p>
      <text:p text:style-name="P9"/>
      <text:p text:style-name="P11">En el log de scrapy se observa item_scraped_count 145, start_time y finish time, cuya diferencia es de 86 segundos. Esto significa que ha examinado 1.67 ofertas por segundo. Es necesario tener en cuenta que en este tiempo está incluido la carga del navegador a través de Selenium, que son aproximadamente 5 segundos. Aún así puede considerarse que velocidad de funcionamiento de Scrapy es alta. </text:p>
      <text:p text:style-name="P11">Otra característica particular de Scrapy es que cuando guarda los resultados en json, no sobreescribe el archivo existente con el mismo nombre, sino que anida los elementos a partir del fichero ya existente. E</text:p>
      <text:p text:style-name="P11"/>
      <text:p text:style-name="P11">Almacenamiento</text:p>
      <text:p text:style-name="P11">Para añadir nuevas ofertas a la base de datos y a la vez preservar las ya encontradas <text:span text:style-name="T7">mongoimport</text:span> permite utilizar el parámetro –upsertFields, que permite definir uno o varios campos como índices. En este caso se usa como índice la URL de cada oferta, <text:span text:style-name="T5">así que en el caso de ya existir la URL el proceso de importación actualiza el resto de campos del documento, y cuando no existe pues crea un documento nuevo. </text:span></text:p>
      <text:p text:style-name="P12">No obstante para actualizar la colección de regiones, se implementa un script en Python, que vaya anidando las URLs a cada región, ya que no es posible anidar elementos a un campo mediante <text:span text:style-name="T6">mongoimport</text:span>.</text:p>
      <text:p text:style-name="P1"/>
      <text:p text:style-name="P12">Análisis</text:p>
      <text:p text:style-name="P5"/>
      <text:p text:style-name="P1"><text:soft-page-break/></text:p>
      <text:p text:style-name="P1"/>
      <text:p text:style-name="P4"><text:span text:style-name="T5">El clústering</text:span> más uniforme de l<text:span text:style-name="T5">as ofertas</text:span> <text:span text:style-name="T5">consta de</text:span> <text:span text:style-name="T8">5 </text:span>clústeres:</text:p>
      <text:p text:style-name="P16"><draw:frame draw:style-name="fr1" draw:name="Object1" text:anchor-type="paragraph" svg:x="0.1118in" svg:y="0.098in" svg:width="6.2228in" svg:height="1.2193in" draw:z-index="0"><draw:object xlink:href="./Object 1" xlink:type="simple" xlink:show="embed" xlink:actuate="onLoad"/><draw:image xlink:href="./ObjectReplacements/Object 1" xlink:type="simple" xlink:show="embed" xlink:actuate="onLoad"/></draw:frame></text:p>
      <text:p text:style-name="P17">Según las palabras clave se puede observar que la temática de cada clúster es distinta. El cúster 0 se refiere a ofertas relacionadas con la naturaleza, el 1 a zonas de costa, el 2 a anuncios relacionados con <text:span text:style-name="T9">alimentación y bebidas</text:span>, el 3 está relacionado con zonas de ciudad y el último <text:span text:style-name="T9">observando sólo las palabras no queda claro exactamente su temática, pero luego de analizar las ofertas se deduce que está relacionadas con relax.</text:span></text:p>
      <text:p text:style-name="P17"/>
      <text:p text:style-name="P5">Agergación</text:p>
      <text:p text:style-name="P5"><draw:frame draw:style-name="fr1" draw:name="Object2" text:anchor-type="paragraph" svg:x="0.0673in" svg:y="0.0602in" svg:width="2.9992in" svg:height="1.0665in" draw:z-index="1"><draw:object xlink:href="./Object 2" xlink:type="simple" xlink:show="embed" xlink:actuate="onLoad"/><draw:image xlink:href="./ObjectReplacements/Object 2" xlink:type="simple" xlink:show="embed" xlink:actuate="onLoad"/></draw:frame></text:p>
      <text:p text:style-name="P5"/>
      <text:p text:style-name="P5"/>
      <text:p text:style-name="P5"/>
      <text:p text:style-name="P19"/>
      <text:p text:style-name="P19"/>
      <text:p text:style-name="P19"/>
      <text:p text:style-name="P19">Un dato interesante es que el descuento medio por clúster es muy similar, entre el 53-56%. El cúster 4 <text:span text:style-name="T10">destaca por tener</text:span> precio medio más caro 194.3<text:span text:style-name="T10">€.</text:span></text:p>
      <text:p text:style-name="P4"/>
      <text:p text:style-name="P15">- Palabras clave <text:span text:style-name="T8">por región:</text:span></text:p>
      <text:p text:style-name="P17">1: apartamentos, canaria, playa, junio, mar, mayo, palmera, agosto</text:p>
      <text:p text:style-name="P17">2: hostal, municipio, wifi, zona, patrimonio, aprovecha, comarca, playa</text:p>
      <text:p text:style-name="P17">3: wifi, centro, baño, guía, tv, catedral, mascotas, partir</text:p>
      <text:p text:style-name="P17">4: centro, aire, piscina, baño, spa, wifi, palacio, tv</text:p>
      <text:p text:style-name="P17">5: desayuno, media, pensión, palacio, disfrutar, golf, tiempo, locales</text:p>
      <text:p text:style-name="P17">Top terms per regions:</text:p>
      <text:p text:style-name="P17">Islas: playa, wifi, mar, centro, zona, playas, baño, gratuito</text:p>
      <text:p text:style-name="P17">Especial: precio, viaje, oportunidad, directo, mundo, pensión, españa, mínimo</text:p>
      <text:p text:style-name="P17">Europa: museo, centro, baño, tv, inglés, guía, aire, encuentra</text:p>
      <text:p text:style-name="P17">España: playa, mar, wifi, zona, baño, parque, guía, naturaleza</text:p>
      <text:p text:style-name="P17">Portugal: playa, wifi, zona, mar, baño, centro, guía, gratuito</text:p>
      <text:p text:style-name="P17">Costa: mar, playa, costa, castillo, municipio, mascotas, visitar, zona</text:p>
      <text:p text:style-name="P17">Norte: mar, gastronomía, naturaleza, restaurante, wifi, baño, playa, guía</text:p>
      <text:p text:style-name="P17">Centro: cena, madrid, palacio, centro, aire, rural, tv, wifi</text:p>
      <text:p text:style-name="P17">Montaña: playa, wifi, mar, baño, zona, centro, gratuito, playas</text:p>
      <text:p text:style-name="P17">Catalunya: barcelona, mar, zona, actividades, municipio, mediterráneo, playas, guía</text:p>
      <text:p text:style-name="P17">Andorra: julio, andorra, jueves, apartamentos, caldea, sábado, montaña, rutas</text:p>
      <text:p text:style-name="P17">Sur: granada, cena, wifi, playa, parque, partir, guía, zona</text:p>
      <text:p text:style-name="P17">Fuera de Europa: ammán, barcelona, madrid, desayuno, salida, prevista, traslado, llegada</text:p>
      <text:p text:style-name="P17">Levante: playa, apartamentos, murcia, mar, castillo, costa, histórico, castellón</text:p>
      <text:p text:style-name="P18"><text:soft-page-break/></text:p>
      <text:p text:style-name="P4"/>
      <text:p text:style-name="P1"/>
      <text:p text:style-name="P2">búsqueda: <text:span text:style-name="T1">Naturaleza, romátic, paisaje, mascotas</text:span></text:p>
      <text:p text:style-name="P1"/>
      <text:p text:style-name="P4"/>
      <text:p text:style-name="P4"/>
      <text:p text:style-name="P6">Conclusiones</text:p>
      <text:p text:style-name="P4"/>
      <text:p text:style-name="P4">“<text:span text:style-name="T3">proud of my job!”</text:span></text:p>
      <text:p text:style-name="P5"/>
      <text:p text:style-name="P5">Facilidad de scrapy.</text:p>
      <text:p text:style-name="P5"/>
      <text:p text:style-name="P5">Velocidad de scrapy y selenium.</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6">Trabajo futuro</text:p>
      <text:p text:style-name="P4"/>
      <text:p text:style-name="P4">Obtención de datos para inicio <text:span text:style-name="T2">de aplicación</text:span>.</text:p>
      <text:p text:style-name="P4"/>
      <text:p text:style-name="P4">Indexado para buscador.</text:p>
      <text:p text:style-name="P4"/>
      <text:p text:style-name="P5">Clasificador <text:span text:style-name="T3">de informació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08:12:44.890902641</meta:creation-date>
    <dc:date>2015-06-11T18:34:07.030537353</dc:date>
    <meta:editing-duration>PT58M42S</meta:editing-duration>
    <meta:editing-cycles>3</meta:editing-cycles>
    <meta:generator>LibreOffice/4.3.7.2$Linux_X86_64 LibreOffice_project/430m0$Build-2</meta:generator>
    <meta:document-statistic meta:table-count="0" meta:image-count="0" meta:object-count="2" meta:page-count="5" meta:paragraph-count="64" meta:word-count="649" meta:character-count="4616" meta:non-whitespace-character-count="39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style:text-position=""/>
    </style:style>
    <style:style style:name="ce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4"/>
        <table:table-column table:style-name="co1" table:number-columns-repeated="6" table:default-cell-style-name="ce3"/>
        <table:table-row table:style-name="ro1">
          <table:table-cell/>
          <table:table-cell table:style-name="Default" table:number-columns-repeated="7"/>
        </table:table-row>
        <table:table-row table:style-name="ro1">
          <table:table-cell/>
          <table:table-cell table:style-name="ce3" office:value-type="string" calcext:value-type="string">
            <text:p>Cluster</text:p>
          </table:table-cell>
          <table:table-cell office:value-type="string" calcext:value-type="string">
            <text:p>Cantidad</text:p>
          </table:table-cell>
          <table:table-cell office:value-type="string" calcext:value-type="string">
            <text:p>Palabras</text:p>
          </table:table-cell>
          <table:table-cell table:number-columns-repeated="4"/>
        </table:table-row>
        <table:table-row table:style-name="ro2">
          <table:table-cell/>
          <table:table-cell office:value-type="float" office:value="0" calcext:value-type="float">
            <text:p>0</text:p>
          </table:table-cell>
          <table:table-cell office:value-type="float" office:value="60" calcext:value-type="float">
            <text:p>60</text:p>
          </table:table-cell>
          <table:table-cell office:value-type="string" calcext:value-type="string">
            <text:p>naturaleza, turismo, sierra, senderismo, parque, región, rutas, activo</text:p>
          </table:table-cell>
          <table:table-cell table:number-columns-repeated="4"/>
        </table:table-row>
        <table:table-row table:style-name="ro2">
          <table:table-cell/>
          <table:table-cell office:value-type="float" office:value="1" calcext:value-type="float">
            <text:p>1</text:p>
          </table:table-cell>
          <table:table-cell office:value-type="float" office:value="80" calcext:value-type="float">
            <text:p>80</text:p>
          </table:table-cell>
          <table:table-cell office:value-type="string" calcext:value-type="string">
            <text:p>playa, mar, playas, apartamentos, costa, isla, arena, metros</text:p>
          </table:table-cell>
          <table:table-cell table:number-columns-repeated="4"/>
        </table:table-row>
        <table:table-row table:style-name="ro2">
          <table:table-cell/>
          <table:table-cell office:value-type="float" office:value="2" calcext:value-type="float">
            <text:p>2</text:p>
          </table:table-cell>
          <table:table-cell office:value-type="float" office:value="20" calcext:value-type="float">
            <text:p>20</text:p>
          </table:table-cell>
          <table:table-cell office:value-type="string" calcext:value-type="string">
            <text:p>cena, menú, bebidas, vino, casa, restaurante, cafetería, patrimonio</text:p>
          </table:table-cell>
          <table:table-cell table:number-columns-repeated="4"/>
        </table:table-row>
        <table:table-row table:style-name="ro2">
          <table:table-cell/>
          <table:table-cell office:value-type="float" office:value="3" calcext:value-type="float">
            <text:p>3</text:p>
          </table:table-cell>
          <table:table-cell office:value-type="float" office:value="68" calcext:value-type="float">
            <text:p>68</text:p>
          </table:table-cell>
          <table:table-cell office:value-type="string" calcext:value-type="string">
            <text:p>centro, palacio, capital, catedral, museo, estación, ofrece, wifi</text:p>
          </table:table-cell>
          <table:table-cell table:number-columns-repeated="4"/>
        </table:table-row>
        <table:table-row table:style-name="ro2">
          <table:table-cell/>
          <table:table-cell office:value-type="float" office:value="4" calcext:value-type="float">
            <text:p>4</text:p>
          </table:table-cell>
          <table:table-cell office:value-type="float" office:value="20" calcext:value-type="float">
            <text:p>20</text:p>
          </table:table-cell>
          <table:table-cell office:value-type="string" calcext:value-type="string">
            <text:p>desayuno, media, playa, disfrutar, españa, libre, coche, pequeño</text:p>
          </table:table-cell>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8:12:18.315656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0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style:text-position=""/>
    </style:style>
    <style:style style:name="ce2" style:family="table-cell" style:parent-style-name="Default">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9">
          <table:table-cell table:number-columns-repeated="4"/>
        </table:table-row>
        <table:table-row table:style-name="ro1">
          <table:table-cell/>
          <table:table-cell table:style-name="ce2" office:value-type="string" calcext:value-type="string">
            <text:p>Cluster</text:p>
          </table:table-cell>
          <table:table-cell table:style-name="ce2" office:value-type="string" calcext:value-type="string">
            <text:p>Descuento Media</text:p>
          </table:table-cell>
          <table:table-cell table:style-name="ce2" office:value-type="string" calcext:value-type="string">
            <text:p>Precio Medio</text:p>
          </table:table-cell>
        </table:table-row>
        <table:table-row table:style-name="ro1">
          <table:table-cell/>
          <table:table-cell table:style-name="ce2" office:value-type="float" office:value="0" calcext:value-type="float">
            <text:p>0</text:p>
          </table:table-cell>
          <table:table-cell table:style-name="ce2" office:value-type="float" office:value="55.196429" calcext:value-type="float">
            <text:p>55.196429</text:p>
          </table:table-cell>
          <table:table-cell table:style-name="ce2" office:value-type="float" office:value="63.206897" calcext:value-type="float">
            <text:p>63.206897</text:p>
          </table:table-cell>
        </table:table-row>
        <table:table-row table:style-name="ro1">
          <table:table-cell/>
          <table:table-cell table:style-name="ce2" office:value-type="float" office:value="1" calcext:value-type="float">
            <text:p>1</text:p>
          </table:table-cell>
          <table:table-cell table:style-name="ce2" office:value-type="float" office:value="54.75" calcext:value-type="float">
            <text:p>54.75</text:p>
          </table:table-cell>
          <table:table-cell table:style-name="ce2" office:value-type="float" office:value="133.909091" calcext:value-type="float">
            <text:p>133.909091</text:p>
          </table:table-cell>
        </table:table-row>
        <table:table-row table:style-name="ro1">
          <table:table-cell/>
          <table:table-cell table:style-name="ce2" office:value-type="float" office:value="2" calcext:value-type="float">
            <text:p>2</text:p>
          </table:table-cell>
          <table:table-cell table:style-name="ce2" office:value-type="float" office:value="55.263158" calcext:value-type="float">
            <text:p>55.263158</text:p>
          </table:table-cell>
          <table:table-cell table:style-name="ce2" office:value-type="float" office:value="50.578947" calcext:value-type="float">
            <text:p>50.578947</text:p>
          </table:table-cell>
        </table:table-row>
        <table:table-row table:style-name="ro1">
          <table:table-cell/>
          <table:table-cell table:style-name="ce2" office:value-type="float" office:value="3" calcext:value-type="float">
            <text:p>3</text:p>
          </table:table-cell>
          <table:table-cell table:style-name="ce2" office:value-type="float" office:value="53" calcext:value-type="float">
            <text:p>53</text:p>
          </table:table-cell>
          <table:table-cell table:style-name="ce2" office:value-type="float" office:value="97.651163" calcext:value-type="float">
            <text:p>97.651163</text:p>
          </table:table-cell>
        </table:table-row>
        <table:table-row table:style-name="ro1">
          <table:table-cell/>
          <table:table-cell table:style-name="ce2" office:value-type="float" office:value="4" calcext:value-type="float">
            <text:p>4</text:p>
          </table:table-cell>
          <table:table-cell table:style-name="ce2" office:value-type="float" office:value="56.5" calcext:value-type="float">
            <text:p>56.5</text:p>
          </table:table-cell>
          <table:table-cell table:style-name="ce2" office:value-type="float" office:value="194.333333" calcext:value-type="float">
            <text:p>194.33333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8:32:48.360762273">00:00:00</text:time></text:p>
        </style:region-right>
      </style:header>
      <style:header-left style:display="false"/>
      <style:footer>
        <text:p>Page <text:page-number>1</text:page-number> / <text:page-count>99</text:page-count></text:p>
      </style:footer>
      <style:footer-left style:display="false"/>
    </style:master-page>
  </office:master-styles>
</office:document-styles>
</file>